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SiteTree.contain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getSourc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SiteTree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moveUp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containsInAnyLanguage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getRepository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SiteTree.getByUuid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iteTree.getLink( Link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SiteTree.DelegatingSiteTree( ServiceManager manager , Area area , SiteTreeFactory factory , SharedItemStore stor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SiteTree.add( String path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getNode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SiteTree.getTr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SiteTree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contains( String path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get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preOr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SiteTree.add( String path , String followingSibling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containsByUuid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moveDow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iteTree.get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SiteTree.getNode( SiteNode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SiteTree.getTopLevel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SiteTree.ad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